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Helvetica Neue" svg:font-family="'Helvetica Neue', Helvetica, Arial, sans-serif"/>
    <style:font-face style:name="Open Sans" svg:font-family="'Open Sans'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-0.199cm" fo:margin-top="0cm" fo:margin-bottom="0cm" table:align="left" style:writing-mode="lr-tb"/>
    </style:style>
    <style:style style:name="Table1.A" style:family="table-column">
      <style:table-column-properties style:column-width="0.942cm"/>
    </style:style>
    <style:style style:name="Table1.B" style:family="table-column">
      <style:table-column-properties style:column-width="4.249cm"/>
    </style:style>
    <style:style style:name="Table1.C" style:family="table-column">
      <style:table-column-properties style:column-width="11.6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>
        <style:tab-stops>
          <style:tab-stop style:position="1cm"/>
          <style:tab-stop style:position="1.501cm"/>
          <style:tab-stop style:position="11.243cm"/>
          <style:tab-stop style:position="15.002cm"/>
        </style:tab-stops>
      </style:paragraph-properties>
      <style:text-properties fo:color="#000000"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>
        <style:tab-stops>
          <style:tab-stop style:position="1.058cm"/>
        </style:tab-stops>
      </style:paragraph-properties>
      <style:text-properties fo:color="#000000"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fo:letter-spacing="normal" officeooo:paragraph-rsid="001b1222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>
        <style:tab-stops>
          <style:tab-stop style:position="0.25cm"/>
        </style:tab-stops>
      </style:paragraph-properties>
      <style:text-properties fo:letter-spacing="normal" officeooo:paragraph-rsid="001b1222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>
        <style:tab-stops>
          <style:tab-stop style:position="1cm"/>
          <style:tab-stop style:position="1.501cm"/>
          <style:tab-stop style:position="11.243cm"/>
          <style:tab-stop style:position="15.002cm"/>
        </style:tab-stops>
      </style:paragraph-properties>
      <style:text-properties fo:letter-spacing="normal" officeooo:paragraph-rsid="001b1222" fo:hyphenate="false" fo:hyphenation-remain-char-count="2" fo:hyphenation-push-char-count="2"/>
    </style:style>
    <style:style style:name="P6" style:family="paragraph" style:parent-style-name="Normal_20__28_Web_29_">
      <style:paragraph-properties fo:margin-top="0cm" fo:margin-bottom="0cm" loext:contextual-spacing="false" fo:line-height="100%" fo:text-align="justify" style:justify-single-word="false"/>
      <style:text-properties fo:letter-spacing="normal" officeooo:paragraph-rsid="001b1222"/>
    </style:style>
    <style:style style:name="P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hyphenation-ladder-count="no-limit" fo:text-indent="0cm" style:auto-text-indent="false"/>
      <style:text-properties style:font-name="Times New Roman" fo:font-size="14pt" fo:letter-spacing="normal" fo:language="uk" fo:country="UA" fo:font-weight="bold" officeooo:paragraph-rsid="001b1222" style:font-name-asian="Calibri" style:font-size-asian="14pt" style:language-asian="ar" style:country-asian="SA" style:font-weight-asian="bold" style:font-size-complex="14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.951cm" style:auto-text-indent="false">
        <style:tab-stops>
          <style:tab-stop style:position="13.123cm"/>
        </style:tab-stops>
      </style:paragraph-properties>
      <style:text-properties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.951cm" style:auto-text-indent="false">
        <style:tab-stops>
          <style:tab-stop style:position="13.123cm"/>
        </style:tab-stops>
      </style:paragraph-properties>
      <style:text-properties fo:letter-spacing="normal" officeooo:paragraph-rsid="001b1222" fo:hyphenate="false" fo:hyphenation-remain-char-count="2" fo:hyphenation-push-char-count="2"/>
    </style:style>
    <style:style style:name="P10" style:family="paragraph" style:parent-style-name="Standard">
      <style:paragraph-properties fo:margin-left="-0.501cm" fo:margin-right="0cm" fo:margin-top="0cm" fo:margin-bottom="0cm" loext:contextual-spacing="false" fo:line-height="100%" fo:text-align="justify" style:justify-single-word="false" fo:text-indent="1.752cm" style:auto-text-indent="false"/>
      <style:text-properties fo:letter-spacing="normal" officeooo:paragraph-rsid="001b1222"/>
    </style:style>
    <style:style style:name="P11" style:family="paragraph" style:parent-style-name="Standard">
      <style:paragraph-properties fo:margin-left="-0.501cm" fo:margin-right="0cm" fo:margin-top="0cm" fo:margin-bottom="0cm" loext:contextual-spacing="false" fo:line-height="100%" fo:text-align="justify" style:justify-single-word="false" fo:hyphenation-ladder-count="no-limit" fo:text-indent="1cm" style:auto-text-indent="false"/>
      <style:text-properties fo:letter-spacing="normal" officeooo:paragraph-rsid="001b1222" fo:hyphenate="false" fo:hyphenation-remain-char-count="2" fo:hyphenation-push-char-count="2"/>
    </style:style>
    <style:style style:name="P12" style:family="paragraph" style:parent-style-name="Standard">
      <style:paragraph-properties fo:margin-left="-0.501cm" fo:margin-right="0cm" fo:margin-top="0cm" fo:margin-bottom="0cm" loext:contextual-spacing="false" fo:line-height="100%" fo:text-align="justify" style:justify-single-word="false" fo:hyphenation-ladder-count="no-limit" fo:text-indent="1.058cm" style:auto-text-indent="false"/>
      <style:text-properties fo:letter-spacing="normal" officeooo:paragraph-rsid="001b1222" fo:hyphenate="false" fo:hyphenation-remain-char-count="2" fo:hyphenation-push-char-count="2"/>
    </style:style>
    <style:style style:name="P13" style:family="paragraph" style:parent-style-name="Standard">
      <style:paragraph-properties fo:margin-left="-0.501cm" fo:margin-right="0cm" fo:margin-top="0cm" fo:margin-bottom="0cm" loext:contextual-spacing="false" fo:line-height="100%" fo:text-align="justify" style:justify-single-word="false" fo:hyphenation-ladder-count="no-limit" fo:text-indent="1.002cm" style:auto-text-indent="false"/>
      <style:text-properties fo:letter-spacing="normal" officeooo:paragraph-rsid="001b1222" fo:hyphenate="false" fo:hyphenation-remain-char-count="2" fo:hyphenation-push-char-count="2"/>
    </style:style>
    <style:style style:name="P14" style:family="paragraph" style:parent-style-name="Standard">
      <style:paragraph-properties fo:margin-left="-0.501cm" fo:margin-right="0cm" fo:margin-top="0cm" fo:margin-bottom="0cm" loext:contextual-spacing="false" fo:line-height="100%" fo:text-align="justify" style:justify-single-word="false" fo:hyphenation-ladder-count="no-limit" fo:text-indent="1.002cm" style:auto-text-indent="false">
        <style:tab-stops>
          <style:tab-stop style:position="1.058cm"/>
        </style:tab-stops>
      </style:paragraph-properties>
      <style:text-properties fo:letter-spacing="normal" officeooo:paragraph-rsid="001b1222" fo:hyphenate="false" fo:hyphenation-remain-char-count="2" fo:hyphenation-push-char-count="2"/>
    </style:style>
    <style:style style:name="P15" style:family="paragraph" style:parent-style-name="Standard">
      <loext:graphic-properties draw:fill="solid" draw:fill-color="#ffffff"/>
      <style:paragraph-properties fo:margin-left="-0.501cm" fo:margin-right="0cm" fo:margin-top="0cm" fo:margin-bottom="0cm" loext:contextual-spacing="false" fo:line-height="100%" fo:text-align="justify" style:justify-single-word="false" fo:hyphenation-ladder-count="no-limit" fo:text-indent="1.002cm" style:auto-text-indent="false" fo:background-color="#ffffff">
        <style:tab-stops>
          <style:tab-stop style:position="1.058cm"/>
        </style:tab-stops>
      </style:paragraph-properties>
      <style:text-properties fo:letter-spacing="normal" officeooo:paragraph-rsid="001b1222" fo:hyphenate="false" fo:hyphenation-remain-char-count="2" fo:hyphenation-push-char-count="2"/>
    </style:style>
    <style:style style:name="P16" style:family="paragraph" style:parent-style-name="Standard">
      <style:paragraph-properties fo:margin-left="-0.501cm" fo:margin-right="0cm" fo:margin-top="0cm" fo:margin-bottom="0cm" loext:contextual-spacing="false" fo:line-height="100%" fo:text-align="justify" style:justify-single-word="false" fo:text-indent="1.002cm" style:auto-text-indent="false"/>
      <style:text-properties fo:letter-spacing="normal" officeooo:paragraph-rsid="001b1222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1cm" style:auto-text-indent="false" fo:background-color="#ffffff">
        <style:tab-stops>
          <style:tab-stop style:position="1cm"/>
          <style:tab-stop style:position="1.501cm"/>
          <style:tab-stop style:position="15.002cm"/>
        </style:tab-stops>
      </style:paragraph-properties>
      <style:text-properties fo:letter-spacing="normal" officeooo:paragraph-rsid="001b1222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etter-spacing="normal" fo:language="uk" fo:country="UA" fo:font-weight="bold" officeooo:paragraph-rsid="001b1222" style:font-size-asian="14pt" style:font-weight-asian="bold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etter-spacing="normal" fo:language="uk" fo:country="UA" fo:font-weight="bold" officeooo:paragraph-rsid="001b1222" style:font-name-asian="Calibri" style:font-size-asian="14pt" style:language-asian="en" style:country-asian="US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style:font-name="Times New Roman" fo:font-size="14pt" fo:letter-spacing="normal" fo:language="uk" fo:country="UA" fo:font-weight="bold" officeooo:paragraph-rsid="001b1222" style:font-name-asian="Calibri" style:font-size-asian="14pt" style:language-asian="ar" style:country-asian="SA" style:font-weight-asian="bold" style:font-size-complex="14pt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>
        <style:tab-stops>
          <style:tab-stop style:position="1cm"/>
          <style:tab-stop style:position="1.501cm"/>
          <style:tab-stop style:position="11.243cm"/>
          <style:tab-stop style:position="15.002cm"/>
        </style:tab-stops>
      </style:paragraph-properties>
      <style:text-properties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etter-spacing="normal" fo:language="uk" fo:country="UA" officeooo:paragraph-rsid="001b1222" style:font-name-asian="Calibri" style:font-size-asian="14pt" style:language-asian="en" style:country-asian="US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etter-spacing="normal" fo:language="uk" fo:country="UA" officeooo:paragraph-rsid="001f2d04" style:font-name-asian="Calibri" style:font-size-asian="14pt" style:language-asian="en" style:country-asian="US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etter-spacing="normal" fo:language="uk" fo:country="UA" officeooo:rsid="001f2d04" officeooo:paragraph-rsid="001f2d04" fo:background-color="#99ff66" style:font-name-asian="Calibri" style:font-size-asian="14pt" style:language-asian="en" style:country-asian="US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style:font-name="Times New Roman" fo:font-size="14pt" fo:letter-spacing="normal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>
        <style:tab-stops>
          <style:tab-stop style:position="1cm"/>
          <style:tab-stop style:position="1.501cm"/>
          <style:tab-stop style:position="11.243cm"/>
          <style:tab-stop style:position="15.002cm"/>
        </style:tab-stops>
      </style:paragraph-properties>
      <style:text-properties fo:color="#000000" style:font-name="Times New Roman" fo:font-size="14pt" fo:letter-spacing="normal" fo:language="uk" fo:country="UA" fo:font-weight="bold" officeooo:paragraph-rsid="001b1222" style:font-name-asian="Calibri" style:font-size-asian="14pt" style:language-asian="ar" style:country-asian="SA" style:font-weight-asian="bold" style:font-size-complex="14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>
        <style:tab-stops>
          <style:tab-stop style:position="1cm"/>
          <style:tab-stop style:position="1.501cm"/>
          <style:tab-stop style:position="11.243cm"/>
          <style:tab-stop style:position="15.002cm"/>
        </style:tab-stops>
      </style:paragraph-properties>
      <style:text-properties fo:color="#000000"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P29" style:family="paragraph" style:parent-style-name="Standard" style:list-style-name="WWNum11">
      <style:paragraph-properties fo:margin-top="0cm" fo:margin-bottom="0cm" loext:contextual-spacing="false" fo:line-height="100%" fo:text-align="justify" style:justify-single-word="false" fo:hyphenation-ladder-count="no-limit">
        <style:tab-stops>
          <style:tab-stop style:position="1cm"/>
          <style:tab-stop style:position="1.501cm"/>
          <style:tab-stop style:position="11.243cm"/>
          <style:tab-stop style:position="15.002cm"/>
        </style:tab-stops>
      </style:paragraph-properties>
      <style:text-properties fo:color="#000000"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etter-spacing="normal" officeooo:paragraph-rsid="001bf2dc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etter-spacing="normal" officeooo:paragraph-rsid="001f2d04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fo:letter-spacing="normal" officeooo:paragraph-rsid="00203112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etter-spacing="normal" officeooo:paragraph-rsid="001bf2dc" fo:background-color="#99ff66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etter-spacing="normal" officeooo:paragraph-rsid="001bf2dc" fo:background-color="#00cc00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bf2dc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etter-spacing="normal" officeooo:paragraph-rsid="001f2d04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etter-spacing="normal" fo:language="uk" fo:country="UA" officeooo:paragraph-rsid="001f2d04" style:font-size-asian="12pt" style:font-size-complex="12pt"/>
    </style:style>
    <style:style style:name="P38" style:family="paragraph" style:parent-style-name="Standard" style:list-style-name="">
      <style:paragraph-properties fo:margin-top="0cm" fo:margin-bottom="0cm" loext:contextual-spacing="false" fo:line-height="100%"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.953cm" style:auto-text-indent="false"/>
      <style:text-properties style:font-name="Times New Roman" fo:font-size="14pt" fo:letter-spacing="normal" fo:language="uk" fo:country="UA" fo:font-style="italic" fo:font-weight="bold" officeooo:paragraph-rsid="001b1222" style:font-size-asian="14pt" style:language-asian="ar" style:country-asian="SA" style:font-style-asian="italic" style:font-weight-asian="bold" style:font-size-complex="14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10.478cm" fo:margin-right="0cm" fo:margin-top="0cm" fo:margin-bottom="0cm" loext:contextual-spacing="false" fo:line-height="100%" fo:text-align="justify" style:justify-single-word="false" fo:hyphenation-ladder-count="no-limit" fo:text-indent="0cm" style:auto-text-indent="false"/>
      <style:text-properties style:font-name="Times New Roman" fo:font-size="14pt" fo:letter-spacing="normal" fo:language="uk" fo:country="UA" officeooo:paragraph-rsid="001b1222" style:font-size-asian="14pt" style:language-asian="ar" style:country-asian="SA" style:font-size-complex="14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1.249cm" style:auto-text-indent="false"/>
      <style:text-properties style:font-name="Times New Roman" fo:font-size="14pt" fo:letter-spacing="normal" fo:language="uk" fo:country="UA" officeooo:paragraph-rsid="001b1222" style:font-size-asian="14pt" style:language-asian="ar" style:country-asian="SA" style:font-size-complex="14pt" fo:hyphenate="false" fo:hyphenation-remain-char-count="2" fo:hyphenation-push-char-count="2"/>
    </style:style>
    <style:style style:name="P42" style:family="paragraph" style:parent-style-name="Standard">
      <style:paragraph-properties fo:margin-left="-0.501cm" fo:margin-right="0cm" fo:margin-top="0cm" fo:margin-bottom="0cm" loext:contextual-spacing="false" fo:line-height="100%" fo:text-align="justify" style:justify-single-word="false" fo:hyphenation-ladder-count="no-limit" fo:text-indent="1.058cm" style:auto-text-indent="false"/>
      <style:text-properties style:font-name="Times New Roman" fo:font-size="14pt" fo:letter-spacing="normal" fo:language="uk" fo:country="UA" fo:font-weight="bold" officeooo:paragraph-rsid="001b1222" style:font-name-asian="Calibri" style:font-size-asian="14pt" style:language-asian="ar" style:country-asian="SA" style:font-weight-asian="bold" style:font-size-complex="14pt" fo:hyphenate="false" fo:hyphenation-remain-char-count="2" fo:hyphenation-push-char-count="2"/>
    </style:style>
    <style:style style:name="P43" style:family="paragraph" style:parent-style-name="Standard">
      <style:paragraph-properties fo:margin-left="-0.501cm" fo:margin-right="0cm" fo:margin-top="0cm" fo:margin-bottom="0cm" loext:contextual-spacing="false" fo:line-height="100%" fo:text-align="justify" style:justify-single-word="false" fo:hyphenation-ladder-count="no-limit" fo:text-indent="1.058cm" style:auto-text-indent="false"/>
      <style:text-properties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P44" style:family="paragraph" style:parent-style-name="Standard" style:list-style-name="WWNum8">
      <style:paragraph-properties fo:margin-left="0.25cm" fo:margin-right="0cm" fo:margin-top="0cm" fo:margin-bottom="0cm" loext:contextual-spacing="false" fo:line-height="100%" fo:text-align="justify" style:justify-single-word="false" fo:hyphenation-ladder-count="no-limit" fo:text-indent="-0.635cm" style:auto-text-indent="false">
        <style:tab-stops>
          <style:tab-stop style:position="0.501cm"/>
          <style:tab-stop style:position="1.482cm"/>
        </style:tab-stops>
      </style:paragraph-properties>
      <style:text-properties fo:letter-spacing="normal" officeooo:paragraph-rsid="001b1222" fo:hyphenate="false" fo:hyphenation-remain-char-count="2" fo:hyphenation-push-char-count="2"/>
    </style:style>
    <style:style style:name="P45" style:family="paragraph" style:parent-style-name="Standard" style:list-style-name="WWNum8">
      <style:paragraph-properties fo:margin-left="0.25cm" fo:margin-right="0cm" fo:margin-top="0cm" fo:margin-bottom="0cm" loext:contextual-spacing="false" fo:line-height="100%" fo:text-align="justify" style:justify-single-word="false" fo:hyphenation-ladder-count="no-limit" fo:text-indent="-0.635cm" style:auto-text-indent="false">
        <style:tab-stops>
          <style:tab-stop style:position="0.501cm"/>
          <style:tab-stop style:position="1.482cm"/>
        </style:tab-stops>
      </style:paragraph-properties>
      <style:text-properties style:font-name="Times New Roman" fo:font-size="14pt" fo:letter-spacing="normal" fo:language="uk" fo:country="UA" officeooo:paragraph-rsid="001b1222" style:font-size-asian="14pt" style:font-name-complex="Calibri" style:font-size-complex="14pt" fo:hyphenate="false" fo:hyphenation-remain-char-count="2" fo:hyphenation-push-char-count="2"/>
    </style:style>
    <style:style style:name="P46" style:family="paragraph" style:parent-style-name="Standard">
      <style:paragraph-properties fo:margin-left="-0.501cm" fo:margin-right="0cm" fo:margin-top="0cm" fo:margin-bottom="0cm" loext:contextual-spacing="false" fo:line-height="100%" fo:text-align="justify" style:justify-single-word="false" fo:text-indent="1.002cm" style:auto-text-indent="false"/>
      <style:text-properties style:font-name="Times New Roman" fo:font-size="14pt" fo:letter-spacing="normal" fo:language="uk" fo:country="UA" officeooo:paragraph-rsid="001b1222" style:font-name-asian="Calibri" style:font-size-asian="14pt" style:language-asian="en" style:country-asian="US" style:font-size-complex="14pt"/>
    </style:style>
    <style:style style:name="P47" style:family="paragraph" style:parent-style-name="Standard" style:list-style-name="">
      <style:paragraph-properties fo:margin-left="1.016cm" fo:margin-right="0cm" fo:margin-top="0cm" fo:margin-bottom="0cm" loext:contextual-spacing="false" fo:line-height="100%" fo:text-align="justify" style:justify-single-word="false" fo:hyphenation-ladder-count="no-limit" fo:text-indent="-1.016cm" style:auto-text-indent="false">
        <style:tab-stops>
          <style:tab-stop style:position="0cm"/>
          <style:tab-stop style:position="1.501cm"/>
        </style:tab-stops>
      </style:paragraph-properties>
      <style:text-properties style:font-name="Times New Roman" fo:font-size="14pt" fo:letter-spacing="normal" fo:language="uk" fo:country="UA" officeooo:paragraph-rsid="001b1222" style:font-size-asian="14pt" style:language-asian="ar" style:country-asian="SA" style:font-size-complex="14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.951cm" style:auto-text-indent="false">
        <style:tab-stops>
          <style:tab-stop style:position="13.123cm"/>
        </style:tab-stops>
      </style:paragraph-properties>
      <style:text-properties fo:letter-spacing="normal" officeooo:paragraph-rsid="00208eb8" fo:hyphenate="false" fo:hyphenation-remain-char-count="2" fo:hyphenation-push-char-count="2"/>
    </style:style>
    <style:style style:name="P49" style:family="paragraph" style:parent-style-name="Normal_20__28_Web_29_">
      <style:paragraph-properties fo:margin-top="0cm" fo:margin-bottom="0cm" loext:contextual-spacing="false" fo:line-height="100%" fo:text-align="justify" style:justify-single-word="false"/>
      <style:text-properties fo:color="#000000" fo:font-size="14pt" fo:letter-spacing="normal" officeooo:paragraph-rsid="001b1222" style:letter-kerning="true" style:font-name-asian="+mn-ea" style:font-size-asian="14pt" style:font-name-complex="+mn-cs" style:font-size-complex="14pt"/>
    </style:style>
    <style:style style:name="P50" style:family="paragraph" style:parent-style-name="List_20_Paragraph" style:list-style-name="WWNum6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letter-spacing="normal" officeooo:paragraph-rsid="001b1222" fo:hyphenate="false" fo:hyphenation-remain-char-count="2" fo:hyphenation-push-char-count="2"/>
    </style:style>
    <style:style style:name="P51" style:family="paragraph" style:parent-style-name="List_20_Paragraph" style:list-style-name="WWNum9">
      <style:paragraph-properties fo:margin-left="-0.501cm" fo:margin-right="0cm" fo:margin-top="0cm" fo:margin-bottom="0cm" loext:contextual-spacing="false" fo:line-height="100%" fo:text-align="justify" style:justify-single-word="false" fo:hyphenation-ladder-count="no-limit" fo:text-indent="1.002cm" style:auto-text-indent="false"/>
      <style:text-properties fo:letter-spacing="normal" officeooo:paragraph-rsid="001b1222" fo:hyphenate="false" fo:hyphenation-remain-char-count="2" fo:hyphenation-push-char-count="2"/>
    </style:style>
    <style:style style:name="P52" style:family="paragraph" style:parent-style-name="List_20_Paragraph" style:list-style-name="WWNum9">
      <style:paragraph-properties fo:margin-left="-0.501cm" fo:margin-right="0cm" fo:margin-top="0cm" fo:margin-bottom="0cm" loext:contextual-spacing="false" fo:line-height="100%" fo:text-align="justify" style:justify-single-word="false" fo:hyphenation-ladder-count="no-limit" fo:text-indent="1.002cm" style:auto-text-indent="false"/>
      <style:text-properties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P53" style:family="paragraph" style:parent-style-name="List_20_Paragraph" style:list-style-name="WWNum10">
      <style:paragraph-properties fo:margin-left="1.251cm" fo:margin-right="0cm" fo:margin-top="0cm" fo:margin-bottom="0cm" loext:contextual-spacing="false" fo:line-height="100%" fo:text-align="justify" style:justify-single-word="false" fo:hyphenation-ladder-count="no-limit" fo:text-indent="0cm" style:auto-text-indent="false">
        <style:tab-stops>
          <style:tab-stop style:position="2cm"/>
        </style:tab-stops>
      </style:paragraph-properties>
      <style:text-properties style:font-name="Times New Roman" fo:font-size="14pt" fo:letter-spacing="normal" fo:language="uk" fo:country="UA" officeooo:paragraph-rsid="001b1222" style:font-name-asian="Calibri" style:font-size-asian="14pt" style:language-asian="ar" style:country-asian="SA" style:font-size-complex="14pt" fo:hyphenate="false" fo:hyphenation-remain-char-count="2" fo:hyphenation-push-char-count="2"/>
    </style:style>
    <style:style style:name="T1" style:family="text">
      <style:text-properties fo:color="#000000" fo:font-size="14pt" style:letter-kerning="true" style:font-name-asian="+mn-ea" style:font-size-asian="14pt" style:font-name-complex="+mn-cs" style:font-size-complex="14pt"/>
    </style:style>
    <style:style style:name="T2" style:family="text">
      <style:text-properties fo:color="#000000" fo:font-size="14pt" fo:font-weight="bold" style:letter-kerning="true" style:font-name-asian="+mn-ea" style:font-size-asian="14pt" style:font-weight-asian="bold" style:font-name-complex="+mn-cs" style:font-size-complex="14pt" style:font-weight-complex="bold"/>
    </style:style>
    <style:style style:name="T3" style:family="text">
      <style:text-properties fo:color="#000000" style:font-name="Times New Roman" fo:font-size="14pt" fo:language="uk" fo:country="UA" fo:font-weight="bold" style:font-name-asian="Calibri" style:font-size-asian="14pt" style:language-asian="ar" style:country-asian="SA" style:font-weight-asian="bold" style:font-size-complex="14pt"/>
    </style:style>
    <style:style style:name="T4" style:family="text">
      <style:text-properties fo:color="#000000" style:font-name="Times New Roman" fo:font-size="14pt" fo:language="uk" fo:country="UA" style:font-name-asian="Calibri" style:font-size-asian="14pt" style:language-asian="ar" style:country-asian="SA" style:font-size-complex="14pt"/>
    </style:style>
    <style:style style:name="T5" style:family="text">
      <style:text-properties fo:color="#000000" style:font-name="Times New Roman" fo:font-size="14pt" fo:language="uk" fo:country="UA" fo:font-style="italic" style:font-name-asian="Calibri" style:font-size-asian="14pt" style:language-asian="ar" style:country-asian="SA" style:font-style-asian="italic" style:font-size-complex="14pt" style:font-style-complex="italic"/>
    </style:style>
    <style:style style:name="T6" style:family="text">
      <style:text-properties fo:color="#000000" style:font-name="Times New Roman" fo:font-size="14pt" fo:language="uk" fo:country="UA" fo:font-style="italic" fo:font-weight="bold" style:font-name-asian="Calibri" style:font-size-asian="14pt" style:language-asian="ar" style:country-asian="SA" style:font-style-asian="italic" style:font-weight-asian="bold" style:font-size-complex="14pt" style:font-style-complex="italic"/>
    </style:style>
    <style:style style:name="T7" style:family="text">
      <style:text-properties fo:color="#000000" style:font-name="Times New Roman" fo:font-size="14pt" fo:language="uk" fo:country="UA" style:text-underline-style="solid" style:text-underline-width="auto" style:text-underline-color="font-color" style:font-name-asian="Calibri" style:font-size-asian="14pt" style:language-asian="ar" style:country-asian="SA" style:font-size-complex="14pt"/>
    </style:style>
    <style:style style:name="T8" style:family="text">
      <style:text-properties fo:color="#000000" style:font-name="Times New Roman" fo:font-size="14pt" style:font-name-asian="Calibri" style:font-size-asian="14pt" style:language-asian="ar" style:country-asian="SA" style:font-size-complex="14pt"/>
    </style:style>
    <style:style style:name="T9" style:family="text">
      <style:text-properties fo:color="#000000" style:font-name="Times New Roman" fo:font-size="14pt" style:font-name-asian="Calibri" style:font-size-asian="14pt" style:language-asian="ar" style:country-asian="SA" style:font-size-complex="14pt" style:font-style-complex="italic"/>
    </style:style>
    <style:style style:name="T10" style:family="text">
      <style:text-properties fo:color="#000000" style:font-name="Times New Roman" fo:font-size="14pt" fo:font-weight="bold" style:font-name-asian="Calibri" style:font-size-asian="14pt" style:language-asian="ar" style:country-asian="SA" style:font-weight-asian="bold" style:font-size-complex="14pt"/>
    </style:style>
    <style:style style:name="T11" style:family="text">
      <style:text-properties fo:color="#000000" style:font-name="Times New Roman" fo:font-size="14pt" fo:font-weight="bold" style:font-name-asian="Calibri" style:font-size-asian="14pt" style:language-asian="ar" style:country-asian="SA" style:font-weight-asian="bold" style:font-size-complex="14pt" style:font-style-complex="italic"/>
    </style:style>
    <style:style style:name="T12" style:family="text">
      <style:text-properties fo:color="#000000" style:font-name="Times New Roman" fo:font-size="14pt" fo:font-style="italic" fo:font-weight="bold" style:font-name-asian="Calibri" style:font-size-asian="14pt" style:language-asian="ar" style:country-asian="SA" style:font-style-asian="italic" style:font-weight-asian="bold" style:font-size-complex="14pt" style:font-style-complex="italic"/>
    </style:style>
    <style:style style:name="T13" style:family="text">
      <style:text-properties fo:color="#000000" style:font-name="Times New Roman" fo:font-size="14pt" fo:font-style="italic" style:font-name-asian="Calibri" style:font-size-asian="14pt" style:language-asian="ar" style:country-asian="SA" style:font-style-asian="italic" style:font-size-complex="14pt" style:font-style-complex="italic"/>
    </style:style>
    <style:style style:name="T14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size-complex="14pt"/>
    </style:style>
    <style:style style:name="T15" style:family="text">
      <style:text-properties style:font-name="Times New Roman" fo:font-size="14pt" fo:language="uk" fo:country="UA" fo:font-weight="bold" style:font-name-asian="Calibri" style:font-size-asian="14pt" style:language-asian="en" style:country-asian="US" style:font-weight-asian="bold" style:font-size-complex="14pt"/>
    </style:style>
    <style:style style:name="T16" style:family="text">
      <style:text-properties style:font-name="Times New Roman" fo:font-size="14pt" fo:language="uk" fo:country="UA" fo:font-weight="bold" style:font-name-asian="Calibri" style:font-size-asian="14pt" style:language-asian="en" style:country-asian="US" style:font-weight-asian="bold" style:font-size-complex="14pt" style:font-style-complex="italic" style:font-weight-complex="bold"/>
    </style:style>
    <style:style style:name="T17" style:family="text">
      <style:text-properties style:font-name="Times New Roman" fo:font-size="14pt" fo:language="uk" fo:country="UA" fo:font-weight="bold" style:font-name-asian="Calibri" style:font-size-asian="14pt" style:language-asian="ar" style:country-asian="SA" style:font-weight-asian="bold" style:font-size-complex="14pt"/>
    </style:style>
    <style:style style:name="T18" style:family="text">
      <style:text-properties style:font-name="Times New Roman" fo:font-size="14pt" fo:language="uk" fo:country="UA" fo:font-weight="bold" style:font-name-asian="Calibri" style:font-size-asian="14pt" style:language-asian="ar" style:country-asian="SA" style:font-weight-asian="bold" style:font-size-complex="14pt" style:font-weight-complex="bold"/>
    </style:style>
    <style:style style:name="T19" style:family="text">
      <style:text-properties style:font-name="Times New Roman" fo:font-size="14pt" fo:language="uk" fo:country="UA" fo:font-weight="bold" style:font-name-asian="Calibri" style:font-size-asian="14pt" style:language-asian="uk" style:country-asian="UA" style:font-weight-asian="bold" style:font-size-complex="14pt" style:font-weight-complex="bold"/>
    </style:style>
    <style:style style:name="T20" style:family="text">
      <style:text-properties style:font-name="Times New Roman" fo:font-size="14pt" fo:language="uk" fo:country="UA" style:font-name-asian="Calibri" style:font-size-asian="14pt" style:language-asian="ar" style:country-asian="SA" style:font-size-complex="14pt"/>
    </style:style>
    <style:style style:name="T21" style:family="text">
      <style:text-properties style:font-name="Times New Roman" fo:font-size="14pt" fo:language="uk" fo:country="UA" style:font-name-asian="Calibri" style:font-size-asian="14pt" style:language-asian="ar" style:country-asian="SA" style:font-size-complex="14pt" style:font-weight-complex="bold"/>
    </style:style>
    <style:style style:name="T22" style:family="text">
      <style:text-properties style:font-name="Times New Roman" fo:font-size="14pt" fo:language="uk" fo:country="UA" officeooo:rsid="00203112" style:font-name-asian="Calibri" style:font-size-asian="14pt" style:language-asian="ar" style:country-asian="SA" style:font-size-complex="14pt"/>
    </style:style>
    <style:style style:name="T23" style:family="text">
      <style:text-properties style:font-name="Times New Roman" fo:font-size="14pt" fo:language="uk" fo:country="UA" officeooo:rsid="00208eb8" style:font-name-asian="Calibri" style:font-size-asian="14pt" style:language-asian="ar" style:country-asian="SA" style:font-size-complex="14pt"/>
    </style:style>
    <style:style style:name="T24" style:family="text">
      <style:text-properties style:font-name="Times New Roman" fo:font-size="14pt" fo:language="uk" fo:country="UA" style:font-name-asian="Calibri" style:font-size-asian="14pt" style:language-asian="en" style:country-asian="US" style:font-size-complex="14pt"/>
    </style:style>
    <style:style style:name="T25" style:family="text">
      <style:text-properties style:font-name="Times New Roman" fo:font-size="14pt" fo:language="uk" fo:country="UA" officeooo:rsid="001bf2dc" style:font-name-asian="Calibri" style:font-size-asian="14pt" style:language-asian="en" style:country-asian="US" style:font-size-complex="14pt"/>
    </style:style>
    <style:style style:name="T26" style:family="text">
      <style:text-properties style:font-name="Times New Roman" fo:font-size="14pt" fo:language="uk" fo:country="UA" officeooo:rsid="001d5858" style:font-name-asian="Calibri" style:font-size-asian="14pt" style:language-asian="en" style:country-asian="US" style:font-size-complex="14pt"/>
    </style:style>
    <style:style style:name="T27" style:family="text">
      <style:text-properties style:font-name="Times New Roman" fo:font-size="14pt" fo:language="uk" fo:country="UA" officeooo:rsid="001f2d04" style:font-name-asian="Calibri" style:font-size-asian="14pt" style:language-asian="en" style:country-asian="US" style:font-size-complex="14pt"/>
    </style:style>
    <style:style style:name="T28" style:family="text">
      <style:text-properties style:font-name="Times New Roman" fo:font-size="14pt" fo:language="uk" fo:country="UA" style:font-name-asian="Calibri" style:font-size-asian="14pt" style:language-asian="uk" style:country-asian="UA" style:font-size-complex="14pt"/>
    </style:style>
    <style:style style:name="T29" style:family="text">
      <style:text-properties style:font-name="Times New Roman" fo:font-size="14pt" fo:language="uk" fo:country="UA" style:font-name-asian="Calibri" style:font-size-asian="14pt" style:language-asian="uk" style:country-asian="UA" style:font-size-complex="14pt" style:font-weight-complex="bold"/>
    </style:style>
    <style:style style:name="T30" style:family="text">
      <style:text-properties style:font-name="Times New Roman" fo:font-size="14pt" fo:language="uk" fo:country="UA" fo:font-style="italic" style:font-name-asian="Calibri" style:font-size-asian="14pt" style:language-asian="ar" style:country-asian="SA" style:font-style-asian="italic" style:font-size-complex="14pt"/>
    </style:style>
    <style:style style:name="T31" style:family="text">
      <style:text-properties style:font-name="Times New Roman" fo:font-size="14pt" fo:language="uk" fo:country="UA" fo:font-style="italic" style:font-name-asian="Calibri" style:font-size-asian="14pt" style:language-asian="en" style:country-asian="US" style:font-style-asian="italic" style:font-size-complex="14pt"/>
    </style:style>
    <style:style style:name="T32" style:family="text">
      <style:text-properties style:font-name="Times New Roman" fo:font-size="14pt" fo:language="uk" fo:country="UA" fo:font-style="italic" style:font-size-asian="14pt" style:font-style-asian="italic" style:font-name-complex="Calibri" style:font-size-complex="14pt"/>
    </style:style>
    <style:style style:name="T33" style:family="text">
      <style:text-properties style:font-name="Times New Roman" fo:font-size="14pt" fo:language="uk" fo:country="UA" fo:font-style="italic" style:text-underline-style="solid" style:text-underline-width="auto" style:text-underline-color="font-color" style:font-size-asian="14pt" style:font-style-asian="italic" style:font-name-complex="Calibri" style:font-size-complex="14pt"/>
    </style:style>
    <style:style style:name="T34" style:family="text">
      <style:text-properties style:font-name="Times New Roman" fo:font-size="14pt" fo:language="uk" fo:country="UA" style:font-size-asian="14pt" style:language-asian="uk" style:country-asian="UA" style:font-size-complex="14pt"/>
    </style:style>
    <style:style style:name="T35" style:family="text">
      <style:text-properties style:font-name="Times New Roman" fo:font-size="14pt" fo:language="uk" fo:country="UA" style:font-size-asian="14pt" style:font-name-complex="Calibri" style:font-size-complex="14pt"/>
    </style:style>
    <style:style style:name="T36" style:family="text">
      <style:text-properties style:font-name="Times New Roman" fo:font-size="14pt" fo:language="uk" fo:country="UA" style:text-underline-style="solid" style:text-underline-width="auto" style:text-underline-color="font-color" style:font-name-asian="Calibri" style:font-size-asian="14pt" style:language-asian="ar" style:country-asian="SA" style:font-size-complex="14pt"/>
    </style:style>
    <style:style style:name="T37" style:family="text">
      <style:text-properties style:font-name="Times New Roman" fo:font-size="14pt" fo:language="uk" fo:country="UA" fo:background-color="#00cc00" loext:char-shading-value="0" style:font-name-asian="Calibri" style:font-size-asian="14pt" style:language-asian="en" style:country-asian="US" style:font-size-complex="14pt"/>
    </style:style>
    <style:style style:name="T38" style:family="text">
      <style:text-properties style:font-name="Times New Roman" fo:font-size="14pt" fo:language="uk" fo:country="UA" fo:background-color="#ffff00" loext:char-shading-value="0" style:font-name-asian="Calibri" style:font-size-asian="14pt" style:language-asian="en" style:country-asian="US" style:font-size-complex="14pt"/>
    </style:style>
    <style:style style:name="T39" style:family="text">
      <style:text-properties style:font-name="Times New Roman" fo:font-size="14pt" fo:language="uk" fo:country="UA" fo:background-color="#99ff66" loext:char-shading-value="0" style:font-name-asian="Calibri" style:font-size-asian="14pt" style:language-asian="en" style:country-asian="US" style:font-size-complex="14pt"/>
    </style:style>
    <style:style style:name="T40" style:family="text">
      <style:text-properties style:font-name="Times New Roman" fo:font-size="14pt" fo:language="uk" fo:country="UA" fo:background-color="#99ff66" loext:char-shading-value="0" style:font-name-asian="Calibri" style:font-size-asian="14pt" style:language-asian="ar" style:country-asian="SA" style:font-size-complex="14pt"/>
    </style:style>
    <style:style style:name="T41" style:family="text">
      <style:text-properties style:font-name="Times New Roman" fo:font-size="14pt" fo:language="uk" fo:country="UA" officeooo:rsid="00203112" fo:background-color="#99ff66" loext:char-shading-value="0" style:font-name-asian="Calibri" style:font-size-asian="14pt" style:language-asian="ar" style:country-asian="SA" style:font-size-complex="14pt"/>
    </style:style>
    <style:style style:name="T42" style:family="text">
      <style:text-properties style:font-name="Times New Roman" fo:font-size="14pt" fo:language="uk" fo:country="UA" officeooo:rsid="00203112" fo:background-color="#99ff66" loext:char-shading-value="0" style:font-name-asian="Calibri" style:font-size-asian="14pt" style:language-asian="ar" style:country-asian="SA" style:font-size-complex="14pt"/>
    </style:style>
    <style:style style:name="T43" style:family="text">
      <style:text-properties style:font-name="Times New Roman" fo:font-size="14pt" fo:language="uk" fo:country="UA" officeooo:rsid="00208eb8" fo:background-color="#99ff66" loext:char-shading-value="0" style:font-name-asian="Calibri" style:font-size-asian="14pt" style:language-asian="ar" style:country-asian="SA" style:font-size-complex="14pt"/>
    </style:style>
    <style:style style:name="T44" style:family="text">
      <style:text-properties style:font-name="Times New Roman" fo:font-size="14pt" fo:language="uk" fo:country="UA" officeooo:rsid="00208eb8" fo:background-color="#99ff66" loext:char-shading-value="0" style:font-name-asian="Calibri" style:font-size-asian="14pt" style:language-asian="ar" style:country-asian="SA" style:font-size-complex="14pt"/>
    </style:style>
    <style:style style:name="T45" style:family="text">
      <style:text-properties style:font-name="Times New Roman" fo:font-size="14pt" fo:language="uk" fo:country="UA" fo:background-color="#99ff66" loext:char-shading-value="0" style:font-name-asian="Calibri" style:font-size-asian="14pt" style:language-asian="ar" style:country-asian="SA" style:font-size-complex="14pt"/>
    </style:style>
    <style:style style:name="T46" style:family="text">
      <style:text-properties style:font-name="Times New Roman" fo:font-size="14pt" style:font-name-asian="Calibri" style:font-size-asian="14pt" style:language-asian="ar" style:country-asian="SA" style:font-size-complex="14pt"/>
    </style:style>
    <style:style style:name="T47" style:family="text">
      <style:text-properties style:font-name="Times New Roman" fo:font-size="14pt" style:font-name-asian="Calibri" style:font-size-asian="14pt" style:language-asian="ar" style:country-asian="SA" style:font-size-complex="14pt" style:font-weight-complex="bold"/>
    </style:style>
    <style:style style:name="T48" style:family="text">
      <style:text-properties style:font-name="Times New Roman" fo:font-size="14pt" officeooo:rsid="00203112" style:font-name-asian="Calibri" style:font-size-asian="14pt" style:language-asian="ar" style:country-asian="SA" style:font-size-complex="14pt"/>
    </style:style>
    <style:style style:name="T49" style:family="text">
      <style:text-properties style:font-name="Times New Roman" fo:font-size="14pt" style:font-name-asian="Calibri" style:font-size-asian="14pt" style:language-asian="uk" style:country-asian="UA" style:font-size-complex="14pt"/>
    </style:style>
    <style:style style:name="T50" style:family="text">
      <style:text-properties style:font-name="Times New Roman" fo:font-size="14pt" fo:font-weight="bold" style:font-name-asian="Calibri" style:font-size-asian="14pt" style:language-asian="ar" style:country-asian="SA" style:font-weight-asian="bold" style:font-size-complex="14pt"/>
    </style:style>
    <style:style style:name="T51" style:family="text">
      <style:text-properties style:font-name="Times New Roman" fo:font-size="14pt" fo:font-weight="bold" style:font-name-asian="Calibri" style:font-size-asian="14pt" style:language-asian="ar" style:country-asian="SA" style:font-weight-asian="bold" style:font-size-complex="14pt" style:font-weight-complex="bold"/>
    </style:style>
    <style:style style:name="T52" style:family="text">
      <style:text-properties style:font-name="Times New Roman" fo:font-size="14pt" fo:font-style="italic" fo:font-weight="bold" style:font-name-asian="Calibri" style:font-size-asian="14pt" style:language-asian="ar" style:country-asian="SA" style:font-style-asian="italic" style:font-weight-asian="bold" style:font-size-complex="14pt"/>
    </style:style>
    <style:style style:name="T53" style:family="text">
      <style:text-properties style:font-name="Times New Roman" fo:font-size="14pt" fo:letter-spacing="normal" fo:language="uk" fo:country="UA" style:font-name-asian="Calibri" style:font-size-asian="14pt" style:language-asian="en" style:country-asian="US" style:font-size-complex="14pt"/>
    </style:style>
    <style:style style:name="T54" style:family="text">
      <style:text-properties style:font-name="Times New Roman" fo:font-size="14pt" fo:letter-spacing="normal" fo:language="uk" fo:country="UA" fo:background-color="#ffff00" loext:char-shading-value="0" style:font-name-asian="Calibri" style:font-size-asian="14pt" style:language-asian="en" style:country-asian="US" style:font-size-complex="14pt"/>
    </style:style>
    <style:style style:name="T55" style:family="text">
      <style:text-properties style:font-name="Times New Roman" fo:font-size="14pt" officeooo:rsid="00203112" fo:background-color="#99ff66" loext:char-shading-value="0" style:font-name-asian="Calibri" style:font-size-asian="14pt" style:language-asian="ar" style:country-asian="SA" style:font-size-complex="14pt"/>
    </style:style>
    <style:style style:name="T56" style:family="text">
      <style:text-properties style:font-name="Times New Roman" fo:font-size="14pt" officeooo:rsid="00203112" fo:background-color="#99ff66" loext:char-shading-value="0" style:font-name-asian="Calibri" style:font-size-asian="14pt" style:language-asian="ar" style:country-asian="SA" style:font-size-complex="14pt"/>
    </style:style>
    <style:style style:name="T57" style:family="text">
      <style:text-properties style:font-name="Times New Roman" fo:font-size="14pt" fo:background-color="#ffff99" loext:char-shading-value="0" style:font-name-asian="Calibri" style:font-size-asian="14pt" style:language-asian="ar" style:country-asian="SA" style:font-size-complex="14pt" style:font-weight-complex="bold"/>
    </style:style>
    <style:style style:name="T58" style:family="text">
      <style:text-properties style:font-name="Times New Roman" fo:font-size="14pt" fo:background-color="#ffff99" loext:char-shading-value="0" style:font-name-asian="Calibri" style:font-size-asian="14pt" style:language-asian="ar" style:country-asian="SA" style:font-size-complex="14pt" style:font-weight-complex="bold"/>
    </style:style>
    <style:style style:name="T59" style:family="text">
      <style:text-properties fo:font-variant="normal" fo:text-transform="none" fo:color="#0a0a0a" style:font-name="Times New Roman" fo:font-size="14pt" fo:letter-spacing="normal" fo:language="uk" fo:country="UA" style:font-name-asian="Calibri" style:font-size-asian="14pt" style:language-asian="en" style:country-asian="US" style:font-size-complex="14pt"/>
    </style:style>
    <style:style style:name="T60" style:family="text">
      <style:text-properties fo:font-variant="normal" fo:text-transform="none" fo:color="#0a0a0a" style:font-name="Open Sans" fo:font-size="13.5pt" fo:letter-spacing="normal" fo:language="uk" fo:country="UA" fo:font-style="normal" style:font-name-asian="Calibri" style:font-size-asian="14pt" style:language-asian="en" style:country-asian="US" style:font-size-complex="14pt"/>
    </style:style>
    <style:style style:name="T61" style:family="text">
      <style:text-properties fo:font-variant="normal" fo:text-transform="none" fo:color="#333333" style:font-name="Times New Roman" fo:font-size="14pt" fo:language="uk" fo:country="UA" fo:font-style="normal" fo:font-weight="normal" style:font-name-asian="Calibri" style:font-size-asian="14pt" style:language-asian="en" style:country-asian="US" style:font-size-complex="14pt"/>
    </style:style>
    <style:style style:name="T62" style:family="text">
      <style:text-properties fo:font-variant="normal" fo:text-transform="none" fo:color="#545454" style:font-name="Times New Roman" fo:font-size="14pt" fo:language="uk" fo:country="UA" fo:font-style="normal" fo:font-weight="normal" style:font-name-asian="Calibri" style:font-size-asian="14pt" style:language-asian="en" style:country-asian="US" style:font-size-complex="14pt"/>
    </style:style>
    <style:style style:name="T63" style:family="text">
      <style:text-properties fo:font-variant="normal" fo:text-transform="none" fo:color="#545454" fo:font-style="normal" fo:font-weight="normal"/>
    </style:style>
    <style:style style:name="T64" style:family="text">
      <style:text-properties fo:font-variant="normal" fo:text-transform="none" fo:color="#212121" fo:font-style="normal" fo:font-weight="normal"/>
    </style:style>
    <style:style style:name="T65" style:family="text">
      <style:text-properties fo:font-variant="normal" fo:text-transform="none" fo:color="#212121" fo:font-style="normal" fo:font-weight="normal" loext:padding="0cm" loext:border="none"/>
    </style:style>
    <style:style style:name="T66" style:family="text">
      <style:text-properties fo:font-variant="normal" fo:text-transform="none" fo:color="#212121" fo:font-style="normal" fo:font-weight="normal" officeooo:rsid="001f2d04"/>
    </style:style>
    <style:style style:name="T67" style:family="text">
      <style:text-properties fo:background-color="#99ff66" loext:char-shading-value="0"/>
    </style:style>
    <style:style style:name="T68" style:family="text">
      <style:text-properties officeooo:rsid="00203112" fo:background-color="#99ff66" loext:char-shading-value="0"/>
    </style:style>
    <style:style style:name="T69" style:family="text">
      <style:text-properties officeooo:rsid="00203112" fo:background-color="#99ff66" loext:char-shading-value="0"/>
    </style:style>
    <style:style style:name="T70" style:family="text">
      <style:text-properties fo:background-color="#99ff66" loext:char-shading-value="0"/>
    </style:style>
    <style:style style:name="T71" style:family="text">
      <style:text-properties fo:language="uk" fo:country="UA" style:font-name-asian="Calibri" style:language-asian="en" style:country-asian="US"/>
    </style:style>
    <style:style style:name="T72" style:family="text">
      <style:text-properties style:font-name-asian="Calibri" style:language-asian="en" style:country-asian="US"/>
    </style:style>
    <style:style style:name="T73" style:family="text">
      <style:text-properties fo:background-color="#6600ff" loext:char-shading-value="0"/>
    </style:style>
    <style:style style:name="T74" style:family="text">
      <style:text-properties officeooo:rsid="00203112"/>
    </style:style>
    <style:style style:name="T75" style:family="text">
      <style:text-properties fo:background-color="#ffff99" loext:char-shading-value="0"/>
    </style:style>
    <style:style style:name="T76" style:family="text">
      <style:text-properties fo:background-color="#ff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Практичне заняття №1</text:p>
      <text:p text:style-name="P18">Офіційно-діловий стиль, його підстилі. Мовні особливості офіційно-ділового стилю (лексичний рівень)</text:p>
      <text:p text:style-name="P18">План</text:p>
      <text:p text:style-name="P21">1. Поняття офіційно-ділового стилю (ОДС) української мови.</text:p>
      <text:p text:style-name="P21">2. Підстилі та жанри ОДС.</text:p>
      <text:p text:style-name="P21">3. Мовні особливості ОДС.</text:p>
      <text:p text:style-name="P21">4. Лексико-стилістичні засоби ОДС.</text:p>
      <text:p text:style-name="P21">5. Документи та його ознаки. Класифікація документів.</text:p>
      <text:p text:style-name="P21">6. Реквізит – елемент документа.</text:p>
      <text:p text:style-name="P39">Питання для самоконтролю</text:p>
      <text:list xml:id="list2298627121159944364" text:style-name="WWNum6">
        <text:list-item>
          <text:p text:style-name="P50"><text:span text:style-name="T20">Дайте визначення </text:span><text:span text:style-name="T46">офіційно-ділового стилю української</text:span><text:span text:style-name="T20"> </text:span><text:span text:style-name="T46">мови.</text:span></text:p>
        </text:list-item>
      </text:list>
      <text:p text:style-name="P4"><text:span text:style-name="T46">2.</text:span><text:span text:style-name="T20"> </text:span><text:span text:style-name="T46">Назвіть основні лексико-стилістичні мовні засоби офіційно-ділового стилю.</text:span></text:p>
      <text:p text:style-name="P26">3. Дайте визначення поняття документ.</text:p>
      <text:p text:style-name="P26">4. Назвіть ознаки документа.</text:p>
      <text:p text:style-name="P26">5. Наведіть класифікації документа.</text:p>
      <text:p text:style-name="P3"><text:span text:style-name="T46">6.</text:span><text:span text:style-name="T20"> </text:span><text:span text:style-name="T46">Які основні положення національного стандарту України щодо</text:span><text:span text:style-name="T20"> </text:span><text:span text:style-name="T46">оформлення</text:span><text:span text:style-name="T20"> </text:span><text:span text:style-name="T46">документів?</text:span></text:p>
      <text:p text:style-name="P3"><text:span text:style-name="T20">7</text:span><text:span text:style-name="T46">. Що таке формуляр документа? Поясніть його призначення.</text:span></text:p>
      <text:p text:style-name="P3"><text:span text:style-name="T20">8</text:span><text:span text:style-name="T46">. Що таке реквізит документа? Назвіть основні реквізити.</text:span></text:p>
      <text:p text:style-name="P3"><text:span text:style-name="T20">9</text:span><text:span text:style-name="T46">. Які існують вимоги до змісту й розміщення реквізитів у документі?</text:span></text:p>
      <text:p text:style-name="P3"><text:span text:style-name="T46">1</text:span><text:span text:style-name="T20">0</text:span><text:span text:style-name="T46">. Назвіть основні принципи оформлення цифрової інформації в документах.</text:span></text:p>
      <text:p text:style-name="P3"><text:span text:style-name="T46">1</text:span><text:span text:style-name="T20">1</text:span><text:span text:style-name="T46">. Що таке бланк документа?</text:span></text:p>
      <text:p text:style-name="P3"><text:span text:style-name="T46">1</text:span><text:span text:style-name="T20">2</text:span><text:span text:style-name="T46">. Назвіть загальні вимоги до укладання й оформлення документів.</text:span></text:p>
      <text:p text:style-name="P7"/>
      <text:p text:style-name="P18">Практична частина</text:p>
      <text:p text:style-name="P19"><text:span text:style-name="T73">1. </text:span>Відредагуйте словосполучення, поясніть, які норми порушені.</text:p>
      <text:p text:style-name="P30"><text:span text:style-name="T16"><text:s/></text:span><text:span text:style-name="T37">Посилати листа;</text:span><text:span text:style-name="T24"> </text:span><text:span text:style-name="T25">http://kulturamovy.univ.kiev.ua/KM/pdfs/Magazine59-34.pdf</text:span></text:p>
      <text:p text:style-name="P35"><text:span text:style-name="T54">задавати запитання</text:span><text:span text:style-name="T53">; </text:span><text:span text:style-name="T59"> </text:span><text:span text:style-name="Strong_20_Emphasis"><text:span text:style-name="Emphasis"><text:span text:style-name="T60">поставити запитання, запитати</text:span></text:span></text:span><text:span text:style-name="Strong_20_Emphasis"><text:span text:style-name="T60">.</text:span></text:span></text:p>
      <text:p text:style-name="P30"><text:span text:style-name="T38">лишити слова виступаючого</text:span><text:span text:style-name="T24">; </text:span><text:span text:style-name="T61">позбавляти слова </text:span></text:p>
      <text:p text:style-name="P33"><text:span text:style-name="T24">перебити співрозмовника; </text:span></text:p>
      <text:p text:style-name="P34"><text:span text:style-name="T24">у доповіді мова йшлася; </text:span></text:p>
      <text:p text:style-name="P33"><text:span text:style-name="T24">лист отримали; </text:span></text:p>
      <text:p text:style-name="P30"><text:span text:style-name="T38">закривайте, будь ласка двері</text:span><text:span text:style-name="T24">; </text:span><text:span text:style-name="T26">зачиняйте</text:span></text:p>
      <text:p text:style-name="P30"><text:span text:style-name="T38">наш ведучий спеціаліст, <text:s/></text:span><text:span text:style-name="T62">провідний</text:span></text:p>
      <text:p text:style-name="P30"><text:span text:style-name="T38">розкрийте підручник</text:span><text:span text:style-name="T24">, </text:span><text:span text:style-name="T26">розгорніть</text:span></text:p>
      <text:p text:style-name="P31"><text:span text:style-name="T39">список прикладається;</text:span><text:span text:style-name="T24"> </text:span><text:span text:style-name="T27">https://mkrada.gov.ua/documents/22544.html?PrintVersion</text:span></text:p>
      <text:p text:style-name="P33"><text:span text:style-name="T24">у полі отримувач введіть прізвище, ім’я, по-батькові; </text:span></text:p>
      <text:p text:style-name="P30"><text:span text:style-name="T38">перевести на рахунок.</text:span><text:span text:style-name="T24"> </text:span><text:span text:style-name="T27">переказати</text:span></text:p>
      <text:p text:style-name="P19"><text:span text:style-name="T73">2. </text:span>Прочитайте текст документа. Висловіть свої зауваження щодо змісту й оформлення. Відредагуйте текст.</text:p>
      <text:p text:style-name="P23">Пояснювальна записка для мого начальника, Іваненка Петра Дмитровича.</text:p>
      <text:p text:style-name="P23">Шановний Петре Дмитровичу, я дуже хотів 10 квітня потрапити на роботу, але на жаль, загубив ключі від квартири.</text:p>
      <text:p text:style-name="P23"><text:soft-page-break/>З повагою, Ваш підлеглий, Доценко Антон Павлович.</text:p>
      <text:p text:style-name="P23">11 квітня 2012 року.</text:p>
      <text:p text:style-name="P23"/>
      <text:p text:style-name="P25">Начальнику... Іваненку П.Д.</text:p>
      <text:p text:style-name="P25">Доценка А.П.</text:p>
      <text:p text:style-name="P25">Пояснювальна записка</text:p>
      <text:p text:style-name="P25">Я був відсутній... у звязку з тим, що...</text:p>
      <text:p text:style-name="P19"><text:span text:style-name="T73">3. </text:span>Перекладіть українською подані словосполучення, складіть із ними речення. </text:p>
      <text:p text:style-name="P36"><text:span text:style-name="T71">Принять во внимание, </text:span><text:span text:style-name="T63">узяти до уваги</text:span></text:p>
      <text:p text:style-name="P37"><text:span text:style-name="T72">занимать должность, </text:span><text:bookmark text:name="tw-target-text"/><text:span text:style-name="T65">займати посаду</text:span></text:p>
      <text:p text:style-name="P36"><text:span text:style-name="T71">задать вопрос, </text:span><text:span text:style-name="T63">поставити запитання</text:span></text:p>
      <text:p text:style-name="P36"><text:span text:style-name="T71">брать обязательства, </text:span><text:span text:style-name="T63">брати (взяти) зобов'язання</text:span></text:p>
      <text:p text:style-name="P37"><text:span text:style-name="T72">указанные данные, </text:span><text:bookmark text:name="tw-target-text1"/><text:span text:style-name="T64">зазначені дані</text:span></text:p>
      <text:p text:style-name="P37"><text:span text:style-name="T72">нанести вред, </text:span><text:bookmark text:name="tw-target-text2"/><text:span text:style-name="T64">завдати шкоди</text:span></text:p>
      <text:p text:style-name="P37"><text:span text:style-name="T72">в соответствии с, </text:span><text:bookmark text:name="tw-target-text3"/><text:span text:style-name="T64">відповідно </text:span><text:span text:style-name="T66">до</text:span></text:p>
      <text:p text:style-name="P36"><text:span text:style-name="T71">контроль за исполнением, </text:span><text:span text:style-name="T63">контроль за виконанням</text:span></text:p>
      <text:p text:style-name="P37"><text:span text:style-name="T72">утвержденная смета. </text:span><text:bookmark text:name="tw-target-text4"/><text:span text:style-name="T64">затверджений кошторис</text:span></text:p>
      <text:p text:style-name="P19">4. Відредагуйте реквізити, назвіть їх, поясніть основні правила їх оформлення.</text:p>
      <text:p text:style-name="P24">1. До закритого акціонерного товариства «Либідь». <text:span text:style-name="T70">“</text:span><text:span text:style-name="T69">Кому” -- Закритому..</text:span></text:p>
      <text:p text:style-name="P24">2. Від студента групи 112 Трохименко В. І. <text:span text:style-name="T70">“</text:span><text:span text:style-name="T69">Кого” -- студента...</text:span></text:p>
      <text:p text:style-name="P24">3. Додаток: 1) Автобіографія. <text:span text:style-name="T69">Додаток: автобіографія на... арк. у... прим.</text:span></text:p>
      <text:p text:style-name="P24">4. Доповідна записка про те, як студенти не прийшли на заняття зі спецкурсу «Історія українських футбольних клубів». <text:span text:style-name="T69">Доповідна записка // Про пропуск занять студентами</text:span></text:p>
      <text:p text:style-name="P24">5. від товариша Сергієнка Івана Гавриловича, що проживає за адресою: м. Ізюм, Харківська обл., вул. Рибалка, 45. <text:span text:style-name="T69">Сергієнка...</text:span></text:p>
      <text:p text:style-name="P3"><text:span text:style-name="T17">5</text:span><text:span text:style-name="T50">.</text:span><text:span text:style-name="T17"> Замініть подані</text:span><text:span text:style-name="T50"> слова на</text:span><text:span text:style-name="T17"> стилістично нейтральні</text:span><text:span text:style-name="T50">. </text:span></text:p>
      <text:p text:style-name="P32"><text:span text:style-name="T20">Пристаркуватий</text:span><text:span text:style-name="T46">, </text:span><text:span text:style-name="T56">похилого віку</text:span></text:p>
      <text:p text:style-name="P32"><text:span text:style-name="T20">завідувачка</text:span><text:span text:style-name="T46">,</text:span><text:span text:style-name="T20"> </text:span><text:span text:style-name="T42">завідувач</text:span></text:p>
      <text:p text:style-name="P32"><text:span text:style-name="T20">тонесенький</text:span><text:span text:style-name="T46">, </text:span><text:span text:style-name="T56">тонкий</text:span></text:p>
      <text:p text:style-name="P32"><text:span text:style-name="T20">море (помилок)</text:span><text:span text:style-name="T46">, </text:span><text:span text:style-name="T56">значна кількість</text:span></text:p>
      <text:p text:style-name="P32"><text:span text:style-name="T20">вуста</text:span><text:span text:style-name="T46">, </text:span></text:p>
      <text:p text:style-name="P32"><text:span text:style-name="T46">ба</text:span><text:span text:style-name="T20">лакати</text:span><text:span text:style-name="T46">,</text:span><text:span text:style-name="T20"> </text:span><text:span text:style-name="T44">говорити</text:span></text:p>
      <text:p text:style-name="P32"><text:span text:style-name="T20">недобачає</text:span><text:span text:style-name="T46">,</text:span><text:span text:style-name="T20"> </text:span><text:span text:style-name="T45">,</text:span><text:span text:style-name="T44"> що має вади зору</text:span></text:p>
      <text:p text:style-name="P32"><text:span text:style-name="T20">недочуває</text:span><text:span text:style-name="T46">,</text:span><text:span text:style-name="T20"> </text:span></text:p>
      <text:p text:style-name="P32"><text:span text:style-name="T20">городяни</text:span><text:span text:style-name="T46">,</text:span><text:span text:style-name="T20"> </text:span></text:p>
      <text:p text:style-name="P32"><text:span text:style-name="T20">тато</text:span><text:span text:style-name="T46">, </text:span></text:p>
      <text:p text:style-name="P32"><text:span text:style-name="T46">директорша. </text:span><text:span text:style-name="T56">директор</text:span></text:p>
      <text:p text:style-name="P3"><text:span text:style-name="T17">6</text:span><text:span text:style-name="T50">.</text:span><text:span text:style-name="T17"> Проаналізуйте</text:span><text:span text:style-name="T50"> текст з</text:span><text:span text:style-name="T17"> погляду</text:span><text:span text:style-name="T50">: а) мети</text:span><text:span text:style-name="T17"> його укладання</text:span><text:span text:style-name="T50">; б)</text:span><text:span text:style-name="T17"> сфери використання</text:span><text:span text:style-name="T50">; в)</text:span><text:span text:style-name="T17"> форми</text:span><text:span text:style-name="T50"> (жанру)</text:span><text:span text:style-name="T17"> реалізації</text:span><text:span text:style-name="T50">; г)</text:span><text:span text:style-name="T17"> стильових</text:span><text:span text:style-name="T50"> рис та</text:span><text:span text:style-name="T17"> мовних особливостей</text:span><text:span text:style-name="T50">.</text:span></text:p>
      <text:p text:style-name="P40">В.о. міського голови м. Херсона</text:p>
      <text:p text:style-name="P40">Бережній Зої Яківні</text:p>
      <text:p text:style-name="P40">Крип’якевич Галини Степанівни,</text:p>
      <text:p text:style-name="P40">яка проживає за адресою:</text:p>
      <text:p text:style-name="P40">вул. Тарле, 20, корп.2, кв. 102, м. Херсон, 73040</text:p>
      <text:p text:style-name="P20">Скарга</text:p>
      <text:p text:style-name="P41"><text:soft-page-break/>Упродовж зими 2013 року в моєму будинку, що знаходиться по вулиці Тарле, не було опалення. Температура в будинку <text:span text:style-name="T76">іноді</text:span> сягала <text:span text:style-name="T76">навіть</text:span> 8 градусів. Я зі свого боку зверталася до працівників та голови ОСМД «Лагода» з проханням відремонтувати труби, але <text:span text:style-name="T76">обіцянки</text:span> так і не були виконані. Згодом буде ще одна зима, і ми, мешканці будинку, сподіваємося, що наша скарга буде розглянута. <text:span text:style-name="T76">І винні будуть покарані.</text:span></text:p>
      <text:p text:style-name="P41">09.09.2013                    <text:tab/><text:tab/><text:tab/><text:tab/><text:tab/><text:tab/>Особистий підпис</text:p>
      <text:p text:style-name="P9"><text:span text:style-name="T18">7</text:span><text:span text:style-name="T51">.</text:span><text:span text:style-name="T18"> Проаналізуйте речення щодо правильності вживання слів</text:span><text:span text:style-name="T51">,</text:span><text:span text:style-name="T18"> поясніть</text:span><text:span text:style-name="T51"> характер</text:span><text:span text:style-name="T18"> допущених помилок</text:span><text:span text:style-name="T51">.</text:span><text:span text:style-name="T18"> У текстах якого функціонального стилю можна відтворити зредаговані речення?</text:span></text:p>
      <text:p text:style-name="P48"><text:span text:style-name="T47">1. По</text:span><text:span text:style-name="T21"> вашій заявці</text:span><text:span text:style-name="T47"> придбано 100 прим. підручника й 100 екз. контурних карт.</text:span></text:p>
      <text:p text:style-name="P48"><text:span text:style-name="T47">2. Петро Іванович знаходиться зараз у стані відрядження.</text:span></text:p>
      <text:p text:style-name="P48"><text:span text:style-name="T47">3. Керівники понесли суворі стягнення за виконання державних планів.</text:span></text:p>
      <text:p text:style-name="P48"><text:span text:style-name="T47">4. Службові документи т. Олексів Марії Петрівни замінити на Петрунько у зв’язку з виходом в брак.</text:span></text:p>
      <text:p text:style-name="P48"><text:span text:style-name="T47">5. Пам’ятайте, що дотримання правил користування газовим приладами є запорукою нещасних випадків.</text:span></text:p>
      <text:p text:style-name="P48"><text:span text:style-name="T47">6. У зв’язку з </text:span><text:span text:style-name="T58">моєю</text:span><text:span text:style-name="T47"> відпусткою обов’язки </text:span><text:span text:style-name="T58">мої</text:span><text:span text:style-name="T47"> покласти на Гладкого Івана Івановича, </text:span><text:span text:style-name="T58">а Івана Івановича</text:span><text:span text:style-name="T47"> – на Людмилу Федорівну Кобзар.</text:span></text:p>
      <text:p text:style-name="P48"><text:span text:style-name="T47">7.</text:span><text:span text:style-name="T21"> Увага! </text:span><text:span text:style-name="T47">20.09.</text:span><text:span text:style-name="T21">19</text:span><text:span text:style-name="T47">89 о 17 год. в актовому залі відбудуться загальношкільні батьківські збори. </text:span><text:span text:style-name="T58">Батькам 1-го класу</text:span><text:span text:style-name="T47"> мати документи для вступу в школу. </text:span></text:p>
      <text:p text:style-name="P8"/>
      <text:p text:style-name="P18">Теоретичний матеріал</text:p>
      <text:p text:style-name="P10"><text:span text:style-name="T14">Офіційно-діловий стиль</text:span><text:span text:style-name="T34"> – функціональний різновид мови, який слугує для спілкування в державно-політичному, громадському й економічному житті, законодавстві, в управлінській діяльності. Це мовна діяльність, завданням якої є регулювання ділових стосунків між членами суспільства, задоволення потреб офіційного спілкування. Учасниками ділового спілкування можуть виступати як окремі особи, так і організації, заклади, підприємства.</text:span></text:p>
      <text:p text:style-name="P11"><text:span text:style-name="T20">ОДС належить</text:span><text:span text:style-name="T46"> до виразно-об</text:span><text:span text:style-name="T20">’</text:span><text:span text:style-name="T46">єктивних стилів; виділяється найвищою мірою книжності.</text:span></text:p>
      <text:p text:style-name="P12"><text:span text:style-name="T46">Основний вид тексту ОДС – </text:span><text:span text:style-name="T50">документ</text:span><text:span text:style-name="T46">. Підстилі та жанри </text:span><text:span text:style-name="T20">ОДС </text:span><text:span text:style-name="T46">розподіляються таким чином: </text:span><text:span text:style-name="T52">дипломатичний</text:span><text:span text:style-name="T46"> (міжнародні угоди – конвенції, повідомлення – комюніке, звернення – ноти, протоколи); </text:span><text:span text:style-name="T52">юридичний</text:span><text:span text:style-name="T46"> (закони, укази, статути, постанови); <text:s/></text:span><text:span text:style-name="T52">канцелярсько-діловий</text:span><text:span text:style-name="T46"> (накази, інструкції, розпорядження, довідки, заяви, звіти тощо). Хоча ОДС прийнято називати книжним, писемним, бо основними його текстами є офіційні папери, що мають статус документів, проте він має </text:span><text:span text:style-name="T20">й</text:span><text:span text:style-name="T46"> усну форму вияву (переговори на різних рівнях державної </text:span><text:span text:style-name="T20">та</text:span><text:span text:style-name="T46"> громадської влади, офіційні зустрічі, ділові розмови, прийоми громадян тощо).</text:span></text:p>
      <text:p text:style-name="P42">Найважливіші ознаки офіційно-ділового стилю:</text:p>
      <text:list xml:id="list7506109028861620761" text:style-name="WWNum9">
        <text:list-item>
          <text:p text:style-name="P52">Наявність реквізитів, які мають певну черговість. Закріплення за реквізитами постійного місця робить документи зручними для зорового сприймання спрощує їх опрацювання. Лаконічність викладу фактів, гранична чіткість висловлювання. Офіційно-діловий стиль позбавлений образності, емоційності та індивідуальної авторської своєрідності.</text:p>
        </text:list-item>
        <text:list-item>
          <text:p text:style-name="P51"><text:soft-page-break/><text:span text:style-name="T20">Наявність усталених мовних зворотів, певна стандартизація початків і закінчень документів. Найхарактерніші вияви стандартизації такі: а) широке вживання готових словесних конструкцій (наприклад, </text:span><text:span text:style-name="T30">у зв'язку, відповідно до, з метою, згідно з</text:span><text:span text:style-name="T20">, що спрощує й полегшує процес укладання окремих видів документів); б) часта повторюваність тих самих слів, форм, зворотів, конструкцій як результат прагнення до однотипності способів вираження думки у подібних ситуаціях.</text:span></text:p>
        </text:list-item>
        <text:list-item>
          <text:p text:style-name="P52">Лексика здебільшого нейтральна, слова вживаються в прямому значенні. Залежно від того, яку саме галузь суспільного життя обслуговує офіційно-діловий стиль, він може містити суспільно-політичну, професійно-виробничу, науково-термінологічну лексику.</text:p>
        </text:list-item>
        <text:list-item>
          <text:p text:style-name="P52">З метою чіткішої організації текст поділяється на параграфи, пункти, підпункти.</text:p>
        </text:list-item>
        <text:list-item>
          <text:p text:style-name="P51"><text:span text:style-name="T20">Часте вживання словосполучень з дієсловами у формі теперішнього часу зі значенням позачасовості постійності дії: рішення надсилається, має місце, виробнича раба розглядає. Вживаються також </text:span><text:span text:style-name="T30">звороти згідно з оригіналом, складено і завірено у двох примірниках, вжити заходів, визнати за можливе, звернутися із заявою, надати слово, оголосити подяку, накласти резолюцію</text:span><text:span text:style-name="T20"> і под.</text:span></text:p>
        </text:list-item>
        <text:list-item>
          <text:p text:style-name="P52">Найхарактерніші речення — прості поширені (кілька підметів при одному присудку, кілька присудків при одному підметі, кілька додатків при одному з головних членів тощо). Вживаються також складні речення із сурядним і підрядним зв'язком.</text:p>
        </text:list-item>
        <text:list-item>
          <text:p text:style-name="P52">Вкрай обмежене використання слів із переносним значенням (і тропи):</text:p>
        </text:list-item>
      </text:list>
      <text:list xml:id="list898593687345791764" text:style-name="WWNum10">
        <text:list-item>
          <text:list>
            <text:list-item>
              <text:p text:style-name="P53">майже повна відсутність фразеологізмів;</text:p>
            </text:list-item>
            <text:list-item>
              <text:p text:style-name="P53">спеціально й часто використовуються шаблонні структури речень, кліше, мовні звороти;</text:p>
            </text:list-item>
            <text:list-item>
              <text:p text:style-name="P53">майже не допускається пропуск слова у тексті.</text:p>
            </text:list-item>
          </text:list>
        </text:list-item>
      </text:list>
      <text:p text:style-name="P43">Отже, тексти офіційно-ділового стилю потребують документації тверджень, точності формулювань, не припускають двозначності сприймання змісту.</text:p>
      <text:p text:style-name="P13"><text:span text:style-name="T20">Традиційно в ОДС сформувалися певні мовні засоби та способи викладу змісту, які дозволяють найефективніше фіксувати управлінську інформацію й відповідати всім вимогам, що до неї висуваються. Зокрема, відтворення </text:span><text:span text:style-name="T36">лексичних засобів</text:span><text:span text:style-name="T20"> має такі особливості:</text:span></text:p>
      <text:list xml:id="list253598999781403562" text:style-name="WWNum8">
        <text:list-item>
          <text:p text:style-name="P45">основний масив складає міжстильова, загальновживана лексика з високою частотністю (повторюваністю);</text:p>
        </text:list-item>
        <text:list-item>
          <text:p text:style-name="P44"><text:span text:style-name="T35">однотипні поняття позначаються однотипними лексемами, не замінюються синонімічними, щоб не «розмивався» зміст, не виникало різночитання; такі повтори слів в інших ситуаціях мовлення розцінюються як мовленнєва помилка (</text:span><text:span text:style-name="T32">Акти </text:span><text:span text:style-name="T33">перевірки</text:span><text:span text:style-name="T32"> підписуються особами, які проводили </text:span><text:span text:style-name="T33">перевірку</text:span><text:span text:style-name="T32">, а також представниками суб’єкта підприємницької діяльності</text:span><text:span text:style-name="T35">).</text:span></text:p>
        </text:list-item>
        <text:list-item>
          <text:p text:style-name="P44"><text:span text:style-name="T35">широке використовування суспільно-політичної та адміністративно-канцелярської термінології (</text:span><text:span text:style-name="T32">ужити заходів, реалізація проекту, узяти участь, регламентація дій, згідно з інструкцією</text:span><text:span text:style-name="T35">);</text:span></text:p>
        </text:list-item>
        <text:list-item>
          <text:p text:style-name="P44"><text:span text:style-name="T35">слова вживаються в прямому значенні, наявна фразеологія повинна мати специфічний характер – </text:span><text:span text:style-name="T28">компоненти стійких сполучень функціонують здебільшого в прямому значенні</text:span><text:span text:style-name="T35"> (</text:span><text:span text:style-name="T32">ставити питання, підбивати підсумки, висунути пропозицію, накласти резолюцію, звернутися з клопотанням</text:span><text:span text:style-name="T35">);</text:span></text:p>
        </text:list-item>
        <text:list-item>
          <text:p text:style-name="P45"><text:soft-page-break/>обов'язкова відсутність будь-якої авторської мовної індивідуальності та емоційно-експресивної лексики;</text:p>
        </text:list-item>
        <text:list-item>
          <text:p text:style-name="P45">синонімія повинна бути зведена до мінімуму й не викликати двозначності сприймання.</text:p>
        </text:list-item>
      </text:list>
      <text:p text:style-name="P13"><text:span text:style-name="T19">Документ</text:span><text:span text:style-name="T29"> </text:span><text:span text:style-name="T28">(з лат. «повчальний приклад, спосіб ведення») – це основний вид писемного ділового мовлення, що є засобом фіксації на спеціальному матеріалі інформації про факти, події, явища об'єктивної дійсності та результати розумової діяльності людини. </text:span></text:p>
      <text:p text:style-name="P14"><text:span text:style-name="T28">Документ </text:span><text:span text:style-name="T49">оформлений у</text:span><text:span text:style-name="T28"> встановленому</text:span><text:span text:style-name="T49"> порядку </text:span><text:span text:style-name="T28">й відповідно</text:span><text:span text:style-name="T49"> до чинного</text:span><text:span text:style-name="T28"> законодавства має юридичну</text:span><text:span text:style-name="T49"> силу.</text:span></text:p>
      <text:p text:style-name="P16"><text:span text:style-name="T15">Юридична сила документа</text:span><text:span text:style-name="T24"> – це властивість службового документа, надана чинним законодавством, яка є підставою для вирішення правових питань, здійснювати правове регулювання і управлінські функції.</text:span></text:p>
      <text:p text:style-name="P46">Документи виконують офіційну, ділову й оперативну функції, оскільки вони – писемний доказ, джерело відомостей довідкового характеру.</text:p>
      <text:p text:style-name="P46">Вирізняють письмові та рукописні документи.</text:p>
      <text:p text:style-name="P16"><text:span text:style-name="T31">Письмовий документ</text:span><text:span text:style-name="T24"> – текстовий документ, мовна інформація якого зафіксована будь-яким видом письма.</text:span></text:p>
      <text:p text:style-name="P16"><text:span text:style-name="T31">Рукописний документ</text:span><text:span text:style-name="T24"> – це письмовий документ, створений способом нанесення знаків письма власноручно.</text:span></text:p>
      <text:p text:style-name="P17"><text:span text:style-name="T3">Класифікація документів.</text:span><text:span text:style-name="T4"> Основною класифікаційною ознакою документа є його зміст, зокрема відношення зафіксованої в ньому інформації до структури, предмета, особи, напряму діяльності укладача чи адресата. Документи групують за такими ознаками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№</text:p>
          </table:table-cell>
          <table:table-cell table:style-name="Table1.A1" office:value-type="string">
            <text:p text:style-name="P27">Ознаки</text:p>
          </table:table-cell>
          <table:table-cell table:style-name="Table1.A1" office:value-type="string">
            <text:p text:style-name="P27">Групи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За найменуванням</text:p>
          </table:table-cell>
          <table:table-cell table:style-name="Table1.A1" office:value-type="string">
            <text:p text:style-name="P1">Автобіографія, акт, довідка, доручення, заява та ін.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h text:style-name="P47" text:outline-level="2">За призначенням</text:h>
          </table:table-cell>
          <table:table-cell table:style-name="Table1.A1" office:value-type="string">
            <text:p text:style-name="P1">- кадрово-контрактні (або з особового складу) (заява, наказ щодо особового складу, автобіографія, характеристика, резюме, контракт, <text:s/>трудова книжка й ін.);</text:p>
            <text:p text:style-name="P1">- організаційні (план); </text:p>
            <text:p text:style-name="P1">- розпорядчі (наказ, розпорядження);</text:p>
            <text:p text:style-name="P1">- довідково-інформаційні (службовий лист, звіт, доповідна та пояснювальна записки, повідомлення, оголошення, телеграма, анотація, стаття, рецензія, відгук, прес-реліз, протокол, довідка, повідомлення);</text:p>
            <text:p text:style-name="P1">- господарсько-договірні (договір, трудова угода), </text:p>
            <text:p text:style-name="P1">- обліково-фінансові (акт, доручення, розписка, накладна тощо); </text:p>
            <text:p text:style-name="P1">- зовнішньоекономічні (міжнародна угода). </text:p>
          </table:table-cell>
        </table:table-row>
        <table:table-row table:style-name="Table1.1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За походженням</text:p>
          </table:table-cell>
          <table:table-cell table:style-name="Table1.A1" office:value-type="string">
            <text:p text:style-name="P1">- службові (офіційні), створюються організаціями або їх представниками;</text:p>
            <text:p text:style-name="P1"><text:s/>- особисті, окремими особами поза сферою їх службової діяльності.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За змістом і <text:soft-page-break/>спеціалізацією</text:p>
          </table:table-cell>
          <table:table-cell table:style-name="Table1.A1" office:value-type="string">
            <text:p text:style-name="P1">загальні; з адміністративних питань; кадрові; <text:soft-page-break/>спеціалізовані; з питань планування оперативної ді­яльності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За місцем укладання</text:p>
          </table:table-cell>
          <table:table-cell table:style-name="Table1.A1" office:value-type="string">
            <text:p text:style-name="P1">- внутрішні – мають чинність у межах установи; </text:p>
            <text:p text:style-name="P1">- зовнішні – для ділового спілкування з іншими організаціями.</text:p>
          </table:table-cell>
        </table:table-row>
        <table:table-row table:style-name="Table1.1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За спрямуванням</text:p>
          </table:table-cell>
          <table:table-cell table:style-name="Table1.A1" office:value-type="string">
            <text:p text:style-name="P1">- вхідні (надходять до закладу); </text:p>
            <text:p text:style-name="P1">- вихідні (адресовані за межі установи)</text:p>
          </table:table-cell>
        </table:table-row>
        <table:table-row table:style-name="Table1.1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5"><text:span text:style-name="T4">За способом виготовлення, структурними ознаками і</text:span><text:span text:style-name="T5"> </text:span><text:span text:style-name="T4">ступенем стандартизації та регламентації</text:span></text:p>
            <text:p text:style-name="P1">(формою).</text:p>
          </table:table-cell>
          <table:table-cell table:style-name="Table1.A1" office:value-type="string">
            <text:p text:style-name="P5"><text:span text:style-name="T4">- ст</text:span><text:span text:style-name="T7">андартні, типові</text:span><text:span text:style-name="T4"> – укладаються на трафаретних бланках в суворо регламентованій послідовності: паспорт, свідоцтво, атестат, диплом, військо­вий квиток та ін. </text:span></text:p>
            <text:p text:style-name="P5"><text:span text:style-name="T4">- н</text:span><text:span text:style-name="T7">естандар</text:span><text:span text:style-name="T4">тні, </text:span><text:span text:style-name="T7">нерегламентован</text:span><text:span text:style-name="T4">і (лише певна частина даних готується зазда­легідь): довідка, перепустка, <text:s/>поло­ження, інструкція та ін.; </text:span></text:p>
            <text:p text:style-name="P5"><text:span text:style-name="T7">- індивідуальні</text:span><text:span text:style-name="T4"> – укладаються за загальними принципами, але автор-укладач довільно добирає і компонує мовні засоби</text:span></text:p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За ступенем складності</text:p>
          </table:table-cell>
          <table:table-cell table:style-name="Table1.A1" office:value-type="string">
            <text:p text:style-name="P1">- прості (односкладні) – містять одне питання чи факт; </text:p>
            <text:p text:style-name="P1">- складні – розглядають два і <text:s/>більше питань</text:p>
          </table:table-cell>
        </table:table-row>
        <table:table-row table:style-name="Table1.1">
          <table:table-cell table:style-name="Table1.A1" office:value-type="string">
            <text:p text:style-name="P1">9</text:p>
          </table:table-cell>
          <table:table-cell table:style-name="Table1.A1" office:value-type="string">
            <text:h text:style-name="P38" text:outline-level="3">За стадіями створення</text:h>
            <text:p text:style-name="P1"/>
          </table:table-cell>
          <table:table-cell table:style-name="Table1.A1" office:value-type="string">
            <text:p text:style-name="P1">- оригінали (основний і єдиний примірник з усіма підписами й печатками);</text:p>
            <text:list xml:id="list4454518748338214336" text:style-name="WWNum11">
              <text:list-item>
                <text:p text:style-name="P29">копії (точне відтворення оригіналу з позначкою копія у верхньому правому кутку);</text:p>
              </text:list-item>
              <text:list-item>
                <text:p text:style-name="P29">витяги (частина документа);</text:p>
              </text:list-item>
              <text:list-item>
                <text:p text:style-name="P29">дублікати (якщо документ загублено)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За терміном виконання</text:p>
          </table:table-cell>
          <table:table-cell table:style-name="Table1.A1" office:value-type="string">
            <text:p text:style-name="P1">- звичайні безстрокові (нетермінові; виконуються за чергою);</text:p>
            <text:p text:style-name="P1">- термінові – укладаються за визначе­ним завчасно терміном; <text:s/></text:p>
            <text:p text:style-name="P1">- дуже термінові – за спеціальною позначкою терміна.</text:p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22">За ступенем гласності (секретністю)</text:p>
          </table:table-cell>
          <table:table-cell table:style-name="Table1.A1" office:value-type="string">
            <text:p text:style-name="P1">- звичайні – для загального користу­вання; </text:p>
            <text:p text:style-name="P1">- секретні (С);</text:p>
            <text:p text:style-name="P5"><text:span text:style-name="T4">- цілком секретні (ЦС)</text:span><text:span text:style-name="T5"> </text:span><text:span text:style-name="T4">– для обмеженого корис­тування.</text:span></text:p>
          </table:table-cell>
        </table:table-row>
        <table:table-row table:style-name="Table1.1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22">За юридичною силою</text:p>
          </table:table-cell>
          <table:table-cell table:style-name="Table1.A1" office:value-type="string">
            <text:p text:style-name="P1">- справжні – чинні, нечинні; </text:p>
            <text:p text:style-name="P1">- підробні (фальсифікати).</text:p>
          </table:table-cell>
        </table:table-row>
        <table:table-row table:style-name="Table1.1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За технікою відтворення</text:p>
          </table:table-cell>
          <table:table-cell table:style-name="Table1.A1" office:value-type="string">
            <text:p text:style-name="P1">- рукописні; </text:p>
            <text:p text:style-name="P1">- відтворені механічним способом.</text:p>
          </table:table-cell>
        </table:table-row>
        <table:table-row table:style-name="Table1.1"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За терміном зберігання</text:p>
          </table:table-cell>
          <table:table-cell table:style-name="Table1.A1" office:value-type="string">
            <text:p text:style-name="P1">- тимчасового зберігання (до 10 років); </text:p>
            <text:p text:style-name="P1">- тривалого (понад 10 років); </text:p>
            <text:p text:style-name="P1">- постійного зберігання.</text:p>
          </table:table-cell>
        </table:table-row>
      </table:table>
      <text:p text:style-name="P2"/>
      <text:p text:style-name="P14"><text:soft-page-break/><text:span text:style-name="T4">Кожний</text:span><text:span text:style-name="T8"> документ</text:span><text:span text:style-name="T4"> складається</text:span><text:span text:style-name="T8"> з</text:span><text:span text:style-name="T4"> окремих елементів</text:span><text:span text:style-name="T8"> – </text:span><text:span text:style-name="T10">реквізитів</text:span><text:span text:style-name="T8">. Розрізняють </text:span><text:span text:style-name="T12">постійн</text:span><text:span text:style-name="T6">і</text:span><text:span text:style-name="T13"> і </text:span><text:span text:style-name="T12">змінн</text:span><text:span text:style-name="T6">і</text:span><text:span text:style-name="T13"> </text:span><text:span text:style-name="T8">реквізити документа. </text:span><text:span text:style-name="T13">Постійні <text:s/></text:span><text:span text:style-name="T8">реквізити <text:s/>друкуються при виготовленні бланка; </text:span><text:span text:style-name="T13">змінні </text:span><text:span text:style-name="T8">фіксуються на бланку в процесі заповнення.</text:span></text:p>
      <text:p text:style-name="P15"><text:span text:style-name="T8">Сукупність реквізитів, розміщених у встановленій послідовності, називається</text:span><text:span text:style-name="T10"> </text:span><text:span text:style-name="T11">формуляром.</text:span><text:span text:style-name="T13"> </text:span></text:p>
      <text:p text:style-name="P15"><text:span text:style-name="T8">Аркуш паперу з відтвореними на ньому реквізитами, що містять постійну інформацію, називається </text:span><text:span text:style-name="T11">бланком</text:span><text:span text:style-name="T9">.</text:span><text:span text:style-name="T13"> </text:span></text:p>
      <text:p text:style-name="P15"><text:span text:style-name="T8">Група реквізитів та їх постійних частин, відтворена на бланку документа як єдиний блок, називається </text:span><text:span text:style-name="T11">штампом</text:span><text:span text:style-name="T9">.</text:span><text:span text:style-name="T13"> </text:span></text:p>
      <text:p text:style-name="P16"><text:span text:style-name="T24">Державним стандартом України визначено усього 32 реквізити документів, що затверджені ДСТУ 4163–2003 (від 9 квітня, який чинний з 1 вересня 2003 року) (Вимоги до оформлення реквізитів можна знайти у посібнику: </text:span><text:span text:style-name="T15">Сучасні ділові папери: Навч. посіб. для вищ. та серед. спец. навч. закладів / С. В. Головащук, О. В. Дияк, С. В. Шевчук. – 3-тє вид., переробл. і допов. – К. : А.С.К., 2000. – 2000. – 400 с.</text:span><text:span text:style-name="T24">):</text:span></text:p>
      <text:p text:style-name="P49">01 — зображення Державного герба України, герба Автономної Республіки Крим;</text:p>
      <text:p text:style-name="P49">02 — зображення емблеми організації або товарного знака (знака обслуговування);</text:p>
      <text:p text:style-name="P49">03 — зображення нагород;</text:p>
      <text:p text:style-name="P49">04 — код організації;</text:p>
      <text:p text:style-name="P49">05 — код форми документа;</text:p>
      <text:p text:style-name="P49">06 — назва організації вищого рівня;</text:p>
      <text:p text:style-name="P49">07 — назва організації;</text:p>
      <text:p text:style-name="P49">08 — назва структурного підрозділу організації;</text:p>
      <text:p text:style-name="P49">09 — довідкові дані про організацію;</text:p>
      <text:p text:style-name="P49">10 — назва виду документа;</text:p>
      <text:p text:style-name="P49">11 — дата документа;</text:p>
      <text:p text:style-name="P49">12— реєстраційний індекс документа;</text:p>
      <text:p text:style-name="P6"><text:span text:style-name="T1">13</text:span><text:span text:style-name="T2"> </text:span><text:span text:style-name="T1">— посилання на реєстраційний індекс і дату документа, на який дають відповідь;</text:span></text:p>
      <text:p text:style-name="P49">14 — місце складання або видання документа;</text:p>
      <text:p text:style-name="P49">15 — гриф обмеження доступу до документа;</text:p>
      <text:p text:style-name="P49">16 — адресат;</text:p>
      <text:p text:style-name="P49">17 — гриф затвердження документа;</text:p>
      <text:p text:style-name="P49">18— резолюція;</text:p>
      <text:p text:style-name="P49">19 — заголовок до тексту документа;</text:p>
      <text:p text:style-name="P49">20 — відмітка про контроль;</text:p>
      <text:p text:style-name="P49">21 — текст документа;</text:p>
      <text:p text:style-name="P49">22 — відмітка про наявність додатків;</text:p>
      <text:p text:style-name="P49">23 — підпис;</text:p>
      <text:p text:style-name="P49">24 — гриф узгодження документа;</text:p>
      <text:p text:style-name="P49">25 — візи документа;</text:p>
      <text:p text:style-name="P49">26 — відбиток печатки;</text:p>
      <text:p text:style-name="P49">27 — відмітка про засвідчення копії;</text:p>
      <text:p text:style-name="P49">28 — прізвище виконавця й номер його телефону;</text:p>
      <text:p text:style-name="P49">29 — відмітка про виконання документа й направлення його до справи;</text:p>
      <text:p text:style-name="P49">30 — відмітка про наявність документа в електронній формі;</text:p>
      <text:p text:style-name="P49"><text:soft-page-break/>31 — відмітка про надходження документа до організації;</text:p>
      <text:p text:style-name="P49">32 — запис про державну реєстраці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Helvetica Neue" svg:font-family="'Helvetica Neue', Helvetica, Arial, sans-serif"/>
    <style:font-face style:name="Open Sans" svg:font-family="'Open Sans'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uk" fo:country="UA" style:font-size-asian="12pt" style:language-asian="uk" style:country-asian="UA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27cm"/>
        </style:list-level-properties>
        <style:text-properties style:font-name="Symbol"/>
      </text:list-level-style-bullet>
      <text:list-level-style-bullet text:level="2" text:style-name="ListLabel_20_1" style:num-suffix="·" text:bullet-char="·">
        <style:list-level-properties text:list-level-position-and-space-mode="label-alignment">
          <style:list-level-label-alignment text:label-followed-by="listtab" fo:text-indent="-1.085cm" fo:margin-left="3.547cm"/>
        </style:list-level-properties>
        <style:text-properties style:font-name="Times New Roman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6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3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0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7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47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1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8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0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3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4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7:15:00.800051631</meta:creation-date>
    <dc:date>2017-09-18T00:01:16.584312131</dc:date>
    <meta:editing-duration>PT8M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8" meta:paragraph-count="227" meta:word-count="1981" meta:character-count="15439" meta:non-whitespace-character-count="13579"/>
  </office:meta>
</office:document-meta>
</file>